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nalysis performance measures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header>
                <text:p text:style-name="P1">Francisco de Melo jr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Calling Context Tree</text:p>
          </draw:text-box>
        </draw:frame>
        <draw:frame presentation:style-name="pr6" draw:text-style-name="P4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acing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brigado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8T13:51:44.453817532</meta:creation-date>
    <dc:date>2016-04-08T20:38:34.194002689</dc:date>
    <meta:editing-duration>PT1M19S</meta:editing-duration>
    <meta:editing-cycles>1</meta:editing-cycles>
    <meta:document-statistic meta:object-count="45"/>
    <meta:generator>LibreOffice/5.0.5.2$Linux_X86_64 LibreOffice_project/00m0$Build-2</meta:generator>
  </office:meta>
</office:document-meta>
</file>